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language="el" fo:country="GR" fo:font-weight="normal" officeooo:rsid="0012f7d6" officeooo:paragraph-rsid="001b218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language="el" fo:country="GR" fo:font-weight="bold" officeooo:rsid="0020285b" officeooo:paragraph-rsid="001b218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language="en" fo:country="US" fo:font-weight="bold" officeooo:rsid="0012f7d6" officeooo:paragraph-rsid="001b218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Calibri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6pt" fo:language="el" fo:country="GR" fo:font-weight="bold" officeooo:rsid="0012f7d6" officeooo:paragraph-rsid="001b2189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6pt" fo:language="el" fo:country="GR" fo:font-weight="bold" officeooo:rsid="0012f7d6" officeooo:paragraph-rsid="001b218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4pt" fo:language="el" fo:country="GR" fo:font-weight="bold" officeooo:rsid="0012f7d6" officeooo:paragraph-rsid="001b218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4pt" fo:language="el" fo:country="GR" fo:font-weight="normal" officeooo:rsid="0012f7d6" officeooo:paragraph-rsid="001b218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2f7d6" style:font-size-asian="20pt" style:font-size-complex="20pt"/>
    </style:style>
    <style:style style:name="T4" style:family="text">
      <style:text-properties fo:font-size="20pt" fo:language="en" fo:country="US" officeooo:rsid="0012f7d6" style:font-size-asian="20pt" style:font-size-complex="20pt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ΠΟΛΥΤΕΧΝΙΚΗ ΣΧΟΛΗ</text:p>
      <text:p text:style-name="P6">ΤΜΗΜΑ ΗΛΕΚΤΡΟΛΟΓΩΝ ΜΗΧΑΝΙΚΩΝ</text:p>
      <text:p text:style-name="P6">&amp; ΜΗΧΑΝΙΚΩΝ ΥΠΟΛΟΓΙΣΤΩΝ</text:p>
      <text:p text:style-name="P6"/>
      <text:p text:style-name="P7"/>
      <text:p text:style-name="P12"/>
      <text:p text:style-name="P12"/>
      <text:p text:style-name="P12">ΔΙΠΛΩΜΑΤΙΚΗ ΕΡΓΑΣΙΑ</text:p>
      <text:p text:style-name="P12"/>
      <text:p text:style-name="P12">ΤΙΤΛΟΣ: “ <text:span text:style-name="T3">Έγχρωμο</text:span><text:span text:style-name="T4"> </text:span><text:span text:style-name="T3">Τριγωνικό</text:span><text:span text:style-name="T4"> Matrix Barcode (Trigonix) ”</text:span></text:p>
      <text:p text:style-name="P12"><text:span text:style-name="T4"/></text:p>
      <text:p text:style-name="P12"><text:span text:style-name="T4"/></text:p>
      <text:p text:style-name="P12"><text:span text:style-name="T3"/></text:p>
      <text:p text:style-name="P13"><text:span text:style-name="T3">Π</text:span><text:span text:style-name="T2">αππάς Ευάγγελος (ΑΕΜ: 7003)</text:span></text:p>
      <text:p text:style-name="P13"><text:span text:style-name="T2"/></text:p>
      <text:p text:style-name="P12"><text:span text:style-name="T2">επιβλέπων καθηγητής: </text:span><text:span text:style-name="T6">Ατρέας Νικόλαος</text:span></text:p>
      <text:p text:style-name="P12"><text:span text:style-name="T4"/></text:p>
      <text:p text:style-name="P5">Έγχρωμο Τριγωνικό <text:span text:style-name="T1">Matrix Barcode (Trigonix)</text:span></text:p>
      <text:p text:style-name="P8"/>
      <text:p text:style-name="P10"/>
      <text:p text:style-name="P9">Μετατροπή ενός <text:span text:style-name="T1">ASCII 7-bit </text:span>χαρακτήρα σε στοιχείο του <text:span text:style-name="T1">Trigonix</text:span></text:p>
      <text:p text:style-name="P3"/>
      <text:p text:style-name="P11"/>
      <text:p text:style-name="P2">Γενική ιδέα</text:p>
      <text:p text:style-name="P1"/>
      <text:p text:style-name="P1">Κάθε χαρακτήρας <text:span text:style-name="T1">ASCII </text:span>αντιστοιχεί σε έναν μοναδικό φυσικό αριθμό από το 0 έως το 127. Σε δυαδική μορφή αποτελεί έναν αριθμό 7-<text:span text:style-name="T1">bit. </text:span>Εφόσον υπάρχουν διαθέσιμα τρία διαφορετικά χρώματα για το μοναδικό χρωματισμό ενός στοιχείου στον κώδικα <text:span text:style-name="T1">Trigonix</text:span> (κόκκινο, πράσινο και μπλε)<text:span text:style-name="T1">, </text:span>χωρίζουμε τον δυαδικό αριθμό σε τρία μέρη για το κάθε χρώμα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5-03T16:37:33.136000000</dc:date>
    <meta:editing-duration>PT19M50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11" meta:word-count="94" meta:character-count="655" meta:non-whitespace-character-count="572"/>
  </office:meta>
</office:document-meta>
</file>